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row_5f_style"/>
        <table:table-column table:style-name="co2" table:default-cell-style-name="row_5f_style"/>
        <table:table-column table:style-name="co3" table:default-cell-style-name="row_5f_style"/>
        <table:table-column table:style-name="co1" table:number-columns-repeated="2" table:default-cell-style-name="row_5f_style"/>
        <table:table-row table:style-name="ro1">
          <table:table-cell table:style-name="header_5f_style" office:value-type="string" calcext:value-type="string">
            <text:p>local-authority-sct</text:p>
          </table:table-cell>
          <table:table-cell table:style-name="header_5f_style" office:value-type="string" calcext:value-type="string">
            <text:p>local-authority-type</text:p>
          </table:table-cell>
          <table:table-cell table:style-name="header_5f_style" office:value-type="string" calcext:value-type="string">
            <text:p>name</text:p>
          </table:table-cell>
          <table:table-cell table:style-name="header_5f_style" office:value-type="string" calcext:value-type="string">
            <text:p>official-name</text:p>
          </table:table-cell>
          <table:table-cell table:style-name="header_5f_style" office:value-type="string" calcext:value-type="string">
            <text:p>start-date</text:p>
          </table:table-cell>
          <table:table-cell table:style-name="header_5f_style" office:value-type="string" calcext:value-type="string">
            <text:p>end-date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The Aberdeen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AB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berdeen City</text:p>
          </table:table-cell>
          <table:table-cell office:value-type="string" calcext:value-type="string">
            <text:p>The Aberdeen City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AG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The Argyll and But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The Angus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lackmannanshire</text:p>
          </table:table-cell>
          <table:table-cell office:value-type="string" calcext:value-type="string">
            <text:p>The Clackmannan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DG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The Dumfries and Galloway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D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ndee City</text:p>
          </table:table-cell>
          <table:table-cell office:value-type="string" calcext:value-type="string">
            <text:p>The Dundee City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A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The East Ayr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D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The City of Edinburgh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st Dunbartonshire</text:p>
          </table:table-cell>
          <table:table-cell office:value-type="string" calcext:value-type="string">
            <text:p>The East Dunbarton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L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st Lothian</text:p>
          </table:table-cell>
          <table:table-cell office:value-type="string" calcext:value-type="string">
            <text:p>The East Lothian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a h-Eileanan an Iar</text:p>
          </table:table-cell>
          <table:table-cell office:value-type="string" calcext:value-type="string">
            <text:p>Comhairle nan Eilean Siar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ER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st Renfrewshire</text:p>
          </table:table-cell>
          <table:table-cell office:value-type="string" calcext:value-type="string">
            <text:p>The East Renfrew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FA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kirk</text:p>
          </table:table-cell>
          <table:table-cell office:value-type="string" calcext:value-type="string">
            <text:p>The Falkirk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FI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The Fif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GL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The Glasgow City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H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ghland</text:p>
          </table:table-cell>
          <table:table-cell office:value-type="string" calcext:value-type="string">
            <text:p>The Highland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IV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The Inverclyd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ML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dlothian</text:p>
          </table:table-cell>
          <table:table-cell office:value-type="string" calcext:value-type="string">
            <text:p>The Midlothian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MR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The Moray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NA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The North Ayr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NL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orth Lanarkshire</text:p>
          </table:table-cell>
          <table:table-cell office:value-type="string" calcext:value-type="string">
            <text:p>The North Lanark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O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kney Islands</text:p>
          </table:table-cell>
          <table:table-cell office:value-type="string" calcext:value-type="string">
            <text:p>Orkney Islands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PK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erth and Kinross</text:p>
          </table:table-cell>
          <table:table-cell office:value-type="string" calcext:value-type="string">
            <text:p>The Perth and Kinross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RF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nfrewshire</text:p>
          </table:table-cell>
          <table:table-cell office:value-type="string" calcext:value-type="string">
            <text:p>The Renfrew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SA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The South Ayr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SC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ottish Borders</text:p>
          </table:table-cell>
          <table:table-cell office:value-type="string" calcext:value-type="string">
            <text:p>The Scottish Borders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SL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The South Lanark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ST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The Stirling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WDU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st Dunbartonshire</text:p>
          </table:table-cell>
          <table:table-cell office:value-type="string" calcext:value-type="string">
            <text:p>The West Dunbartonshire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WL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The West Lothian Council</text:p>
          </table:table-cell>
          <table:table-cell office:value-type="string" calcext:value-type="string">
            <text:p>1996-04-01</text:p>
          </table:table-cell>
          <table:table-cell/>
        </table:table-row>
        <table:table-row table:style-name="ro1">
          <table:table-cell office:value-type="string" calcext:value-type="string">
            <text:p>ZE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etland Islands</text:p>
          </table:table-cell>
          <table:table-cell office:value-type="string" calcext:value-type="string">
            <text:p>Shetland Islands Council</text:p>
          </table:table-cell>
          <table:table-cell office:value-type="string" calcext:value-type="string">
            <text:p>1996-04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rotation-align="none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er_5f_style" style:display-name="header_style" style:family="table-cell" style:parent-style-name="Default">
      <style:table-cell-properties fo:background-color="#aaaaaa"/>
      <style:text-properties fo:color="#ffffff" fo:font-size="10pt"/>
    </style:style>
    <style:style style:name="row_5f_style" style:display-name="row_style" style:family="table-cell" style:parent-style-name="Default">
      <style:text-properties fo:color="#000000" fo:font-size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20:11:22.870513412</dc:date>
    <meta:editing-duration>PT1H19M59S</meta:editing-duration>
    <meta:editing-cycles>1</meta:editing-cycles>
    <meta:document-statistic meta:table-count="1" meta:cell-count="166" meta:object-count="0"/>
    <meta:generator>LibreOffice/6.4.7.2$Linux_X86_64 LibreOffice_project/40$Build-2</meta:generator>
  </office:meta>
</office:document-meta>
</file>